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mono" svg:font-family="'var font-mono'"/>
  </office:font-face-decls>
  <office:automatic-styles>
    <style:style style:name="Table1" style:family="table">
      <style:table-properties style:width="23.94cm" table:align="left"/>
    </style:style>
    <style:style style:name="Table1.A" style:family="table-column">
      <style:table-column-properties style:column-width="6.025cm"/>
    </style:style>
    <style:style style:name="Table1.B" style:family="table-column">
      <style:table-column-properties style:column-width="4.482cm"/>
    </style:style>
    <style:style style:name="Table1.C" style:family="table-column">
      <style:table-column-properties style:column-width="13.43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8.032cm" table:align="left"/>
    </style:style>
    <style:style style:name="Table2.A" style:family="table-column">
      <style:table-column-properties style:column-width="4.313cm"/>
    </style:style>
    <style:style style:name="Table2.B" style:family="table-column">
      <style:table-column-properties style:column-width="3.926cm"/>
    </style:style>
    <style:style style:name="Table2.C" style:family="table-column">
      <style:table-column-properties style:column-width="9.793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loext:graphic-properties draw:fill="none" draw:fill-color="#ffffff"/>
      <style:paragraph-properties fo:margin-top="0cm" fo:margin-bottom="0.499cm" style:contextual-spacing="false" fo:background-color="transparent"/>
    </style:style>
    <style:style style:name="P2" style:family="paragraph" style:parent-style-name="Standard">
      <style:text-properties officeooo:paragraph-rsid="0024ecf1"/>
    </style:style>
    <style:style style:name="P3" style:family="paragraph" style:parent-style-name="Standard">
      <style:text-properties style:use-window-font-color="true" loext:opacity="0%" officeooo:rsid="0024ecf1" officeooo:paragraph-rsid="0024ecf1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>
      <style:text-properties style:use-window-font-color="true" loext:opacity="0%"/>
    </style:style>
    <style:style style:name="T1" style:family="text">
      <style:text-properties style:font-name="var font-mono" fo:background-color="transparent" loext:char-shading-value="0"/>
    </style:style>
    <style:style style:name="T2" style:family="text">
      <style:text-properties fo:color="#eaecf0" loext:opacity="100%" style:font-name="var font-mono" fo:background-color="transparent" loext:char-shading-value="0"/>
    </style:style>
    <style:style style:name="T3" style:family="text">
      <style:text-properties fo:color="#9be963" loext:opacity="100%" style:font-name="var font-mono" fo:background-color="transparent" loext:char-shading-value="0"/>
    </style:style>
    <style:style style:name="T4" style:family="text">
      <style:text-properties officeooo:rsid="0024ecf1"/>
    </style:style>
    <style:style style:name="T5" style:family="text">
      <style:text-properties style:use-window-font-color="true" loext:opacity="0%" style:font-name="var font-mono" fo:background-color="transparent" loext:char-shading-value="0"/>
    </style:style>
    <style:style style:name="T6" style:family="text">
      <style:text-properties style:use-window-font-color="true" loext:opacity="0%" style:font-name="var font-mono" fo:font-weight="bold" fo:background-color="transparent" loext:char-shading-value="0" style:font-weight-asian="bold" style:font-weight-complex="bold"/>
    </style:style>
    <style:style style:name="T7" style:family="text">
      <style:text-properties style:use-window-font-color="true" loext:opacity="0%" style:font-name="var font-mono" fo:font-weight="bold" style:font-weight-asian="bold" style:font-weight-complex="bold"/>
    </style:style>
    <style:style style:name="T8" style:family="text">
      <style:text-properties style:use-window-font-color="true" loext:opacity="0%" style:font-name="var font-mono" fo:font-weight="bold" fo:background-color="#ffff00" loext:char-shading-value="0" style:font-weight-asian="bold" style:font-weight-complex="bold"/>
    </style:style>
    <style:style style:name="T9" style:family="text">
      <style:text-properties style:use-window-font-color="true" loext:opacity="0%" style:font-name="var font-mono" fo:font-weight="bold" fo:background-color="#ffff00" loext:char-shading-value="0" style:font-weight-asian="bold" style:font-weight-complex="bold"/>
    </style:style>
    <style:style style:name="T10" style:family="text">
      <style:text-properties style:use-window-font-color="true" loext:opacity="0%" style:font-name="var font-mono" fo:font-weight="bold" officeooo:rsid="0024ecf1" fo:background-color="#ffff00" loext:char-shading-value="0" style:font-weight-asian="bold" style:font-weight-complex="bold"/>
    </style:style>
    <style:style style:name="T1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poser update</text:p>
      <text:p text:style-name="Standard"/>
      <text:p text:style-name="Standard">composer update symfony/*</text:p>
      <text:p text:style-name="Standard"/>
      <text:p text:style-name="Standard">php bin/console cache:clear</text:p>
      <text:p text:style-name="Standard"/>
      <text:p text:style-name="Standard">php bin/console cache:pool:clear cache.global_clearer</text:p>
      <text:p text:style-name="Standard"/>
      <text:p text:style-name="Standard">Check if your app is healthy</text:p>
      <text:p text:style-name="Standard">php bin/console about</text:p>
      <text:p text:style-name="Standard"/>
      <text:p text:style-name="Standard">php bin/console about</text:p>
      <text:p text:style-name="Standard">php bin/console debug:router</text:p>
      <text:p text:style-name="Standard">php bin/console debug:twig</text:p>
      <text:p text:style-name="Standard"/>
      <text:p text:style-name="Standard"/>
      <text:p text:style-name="Standard"/>
      <text:p text:style-name="Standard">php bin/console assets:install</text:p>
      <text:p text:style-name="Standard"/>
      <text:p text:style-name="Standard"/>
      <text:p text:style-name="Text_20_body"/>
      <text:p text:style-name="Text_20_body">If using Webpack Encore:</text:p>
      <text:p text:style-name="Standard">npm install</text:p>
      <text:p text:style-name="Standard">npm run build</text:p>
      <text:p text:style-name="Standard"/>
      <text:p text:style-name="Standard"/>
      <text:p text:style-name="Standard">or for dev:</text:p>
      <text:p text:style-name="Standard">npm run dev</text:p>
      <text:p text:style-name="Standard"/>
      <text:p text:style-name="Standard"/>
      <text:p text:style-name="Standard"/>
      <text:p text:style-name="Standard"/>
      <text:p text:style-name="P2"><text:span text:style-name="T4">=&gt;</text:span>The Problem:</text:p>
      <text:p text:style-name="Text_20_body">Your contact template probably has an issue with the <text:span text:style-name="Source_20_Text">{% if school %}</text:span> condition or the school variable is null.</text:p>
      <text:h text:style-name="Heading_20_2" text:outline-level="2"><text:soft-page-break/>Let's Check:</text:h>
      <text:h text:style-name="Heading_20_3" text:outline-level="3">Step 1: Verify School Data Exists</text:h>
      <text:p text:style-name="Text_20_body">bash</text:p>
      <text:p text:style-name="P1"><text:span text:style-name="Source_20_Text"><text:span text:style-name="T5">php bin/console doctrine:query:sql "SELECT id, name, email, phone FROM school"</text:span></text:span></text:p>
      <text:p text:style-name="P20">If empty, run:</text:p>
      <text:p text:style-name="P20">bash</text:p>
      <text:p text:style-name="P1"><text:span text:style-name="Source_20_Text"><text:span text:style-name="T9">php bin/console app:setup-initial-data <text:s text:c="9"/></text:span></text:span><text:span text:style-name="Source_20_Text"><text:span text:style-name="T10">I need it every after drop database or migration or fixtures load</text:span></text:span></text:p>
      <text:p text:style-name="P3"/>
      <text:p text:style-name="Standard"/>
      <text:p text:style-name="Standard">Most common “after update” fix (90% of issues)</text:p>
      <text:p text:style-name="Standard">composer update</text:p>
      <text:p text:style-name="Standard">php bin/console cache:clear</text:p>
      <text:p text:style-name="Standard">php bin/console assets:install</text:p>
      <text:p text:style-name="Standard"/>
      <text:p text:style-name="Standard"/>
      <text:p text:style-name="Standard"/>
      <text:p text:style-name="Standard">php bin/console doctrine:schema:validate</text:p>
      <text:p text:style-name="Standard">php bin/console doctrine:schema:update –force</text:p>
      <text:p text:style-name="Standard"/>
      <text:p text:style-name="Standard"/>
      <text:p text:style-name="Standard">php bin/console make:migration</text:p>
      <text:p text:style-name="Standard">php bin/console doctrine:migrations:migrate</text:p>
      <text:p text:style-name="Standard"/>
      <text:p text:style-name="Standard"/>
      <text:p text:style-name="Standard">php bin/console doctrine:database:drop --force</text:p>
      <text:p text:style-name="Standard">php bin/console doctrine:database:drop --force --if-exists</text:p>
      <text:p text:style-name="Standard">php bin/console doctrine:database:create</text:p>
      <text:p text:style-name="Standard">php bin/console doctrine:fixtures:load</text:p>
      <text:p text:style-name="Standard"/>
      <text:p text:style-name="Standard"/>
      <text:p text:style-name="Standard"><text:soft-page-break/></text:p>
      <text:p text:style-name="Standard">{{ dump(school) }}</text:p>
      <text:p text:style-name="Standard"/>
      <text:p text:style-name="Standard">php bin/console make:fixture</text:p>
      <text:p text:style-name="Standard">Example fixture:</text:p>
      <text:p text:style-name="Standard">$school = new School();</text:p>
      <text:p text:style-name="Standard">$school-&gt;setAddress('Bara Bandai, Swat, Pakistan');</text:p>
      <text:p text:style-name="Standard">$school-&gt;setPhone('+92XXXXXXXXX');</text:p>
      <text:p text:style-name="Standard">$school-&gt;setEmail('info@globaltalentschool.edu.pk');</text:p>
      <text:p text:style-name="Standard">$school-&gt;setWhatsapp('92XXXXXXXXX');</text:p>
      <text:p text:style-name="Standard"/>
      <text:p text:style-name="Standard">$manager-&gt;persist($school);</text:p>
      <text:p text:style-name="Standard">$manager-&gt;flush();</text:p>
      <text:p text:style-name="Standard">php bin/console doctrine:fixtures:load</text:p>
      <text:p text:style-name="Standard"/>
      <text:p text:style-name="Standard">php bin/console doctrine:query:sql "</text:p>
      <text:p text:style-name="Standard">INSERT INTO school (address, phone, email, whatsapp)</text:p>
      <text:p text:style-name="Standard">VALUES ('Bara Bandai, Swat', '+92...', 'info@...', '92...');</text:p>
      <text:p text:style-name="Standard">"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OPTION 1 (Recommended): Insert using Doctrine Fixtures</text:h>
      <text:h text:style-name="Heading_20_3" text:outline-level="3">1️⃣ Create fixture</text:h>
      <text:p text:style-name="Standard">php bin/console make:fixture SchoolFixture</text:p>
      <text:p text:style-name="Standard">use App\Entity\School;</text:p>
      <text:p text:style-name="Standard">use Doctrine\Bundle\FixturesBundle\Fixture;</text:p>
      <text:p text:style-name="Standard">use Doctrine\Persistence\ObjectManager;</text:p>
      <text:p text:style-name="Standard"/>
      <text:p text:style-name="Standard">class SchoolFixture extends Fixture</text:p>
      <text:p text:style-name="Standard">{</text:p>
      <text:p text:style-name="Standard"><text:soft-page-break/><text:s text:c="4"/>public function load(ObjectManager $manager): void</text:p>
      <text:p text:style-name="Standard"><text:s text:c="4"/>{</text:p>
      <text:p text:style-name="Standard"><text:s text:c="8"/>$school = new School();</text:p>
      <text:p text:style-name="Standard"><text:s text:c="8"/>$school-&gt;setAddress('Bara Bandai, Swat, Pakistan');</text:p>
      <text:p text:style-name="Standard"><text:s text:c="8"/>$school-&gt;setPhone('+92XXXXXXXXX');</text:p>
      <text:p text:style-name="Standard"><text:s text:c="8"/>$school-&gt;setEmail('info@globaltalentschool.edu.pk');</text:p>
      <text:p text:style-name="Standard"><text:s text:c="8"/>$school-&gt;setWhatsapp('92XXXXXXXXX');</text:p>
      <text:p text:style-name="Standard"/>
      <text:p text:style-name="Standard"><text:s text:c="8"/>$manager-&gt;persist($school);</text:p>
      <text:p text:style-name="Standard"><text:s text:c="8"/>$manager-&gt;flush();</text:p>
      <text:p text:style-name="Standard"><text:s text:c="4"/>}</text:p>
      <text:p text:style-name="Standard">}</text:p>
      <text:p text:style-name="Standard">php bin/console doctrine:fixtures:load</text:p>
      <text:p text:style-name="Standard">Fixes the issue permanently<text:line-break/>✔ Clean &amp; professional</text:p>
      <text:h text:style-name="Heading_20_2" text:outline-level="2">OPTION 2 (Quick Test): Insert via SQL</text:h>
      <text:p text:style-name="Standard">php bin/console doctrine:query:sql "</text:p>
      <text:p text:style-name="Standard">INSERT INTO school (address, phone, email, whatsapp)</text:p>
      <text:p text:style-name="Standard">VALUES ('Bara Bandai, Swat', '+92...', 'info@globaltalentschool.edu.pk', '92...');</text:p>
      <text:p text:style-name="Standard">"</text:p>
      <text:p text:style-name="Standard"/>
      <text:p text:style-name="Standard"/>
      <text:p text:style-name="Standard"/>
      <text:p text:style-name="Standard"/>
      <text:h text:style-name="Heading_20_2" text:outline-level="2"><text:span text:style-name="Strong_20_Emphasis">Determine Roles</text:span></text:h>
      <text:p text:style-name="Text_20_body">The number of roles depends on the types of users interacting with your site. A typical school website might have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Role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Access / Permission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Admin / Super Admin</text:span></text:p>
          </table:table-cell>
          <table:table-cell table:style-name="Table1.A1" office:value-type="string">
            <text:p text:style-name="Table_20_Contents">Full control over the site</text:p>
          </table:table-cell>
          <table:table-cell table:style-name="Table1.A1" office:value-type="string">
            <text:p text:style-name="Table_20_Contents">Manage users, settings, content, translations, view all inquiries, modify all pag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taff / Faculty</text:span></text:p>
          </table:table-cell>
          <table:table-cell table:style-name="Table1.A1" office:value-type="string">
            <text:p text:style-name="Table_20_Contents">Teachers, staff members</text:p>
          </table:table-cell>
          <table:table-cell table:style-name="Table1.A1" office:value-type="string">
            <text:p text:style-name="Table_20_Contents">Access to content relevant to them (e.g., post news, manage class info), maybe view inquiries.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trong_20_Emphasis">Admissions Officer</text:span></text:p>
          </table:table-cell>
          <table:table-cell table:style-name="Table1.A1" office:value-type="string">
            <text:p text:style-name="Table_20_Contents">Handles student applications</text:p>
          </table:table-cell>
          <table:table-cell table:style-name="Table1.A1" office:value-type="string">
            <text:p text:style-name="Table_20_Contents">View &amp; manage admission inquiries, update admission info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ntent Editor / Marketing</text:span></text:p>
          </table:table-cell>
          <table:table-cell table:style-name="Table1.A1" office:value-type="string">
            <text:p text:style-name="Table_20_Contents">Handles website content</text:p>
          </table:table-cell>
          <table:table-cell table:style-name="Table1.A1" office:value-type="string">
            <text:p text:style-name="Table_20_Contents">Add/edit news, gallery, academic info, announcement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gistered Parent / Student</text:span> (optional)</text:p>
          </table:table-cell>
          <table:table-cell table:style-name="Table1.A1" office:value-type="string">
            <text:p text:style-name="Table_20_Contents">For portal/logged-in users</text:p>
          </table:table-cell>
          <table:table-cell table:style-name="Table1.A1" office:value-type="string">
            <text:p text:style-name="Table_20_Contents">Access private content like grades, schedules, form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Visitor / Public</text:span></text:p>
          </table:table-cell>
          <table:table-cell table:style-name="Table1.A1" office:value-type="string">
            <text:p text:style-name="Table_20_Contents">No login</text:p>
          </table:table-cell>
          <table:table-cell table:style-name="Table1.A1" office:value-type="string">
            <text:p text:style-name="Table_20_Contents">Can view public pages, submit contact/admission forms.</text:p>
          </table:table-cell>
        </table:table-row>
      </table:table>
      <text:p text:style-name="Quotations">For a simple school website, you can start with <text:span text:style-name="Strong_20_Emphasis">Admin, Admissions, Editor, Visitor</text:span>. Later, you can expand.</text:p>
      <text:p text:style-name="Standard"/>
      <text:p text:style-name="Standard"/>
      <text:p text:style-name="Standard"/>
      <text:p text:style-name="Standard"/>
      <text:h text:style-name="Heading_20_2" text:outline-level="2"><text:span text:style-name="Strong_20_Emphasis">How to implement roles in Symfony</text:span></text:h>
      <text:p text:style-name="Text_20_body">Symfony uses <text:span text:style-name="Strong_20_Emphasis">security bundles</text:span> to handle roles. Roles are strings like <text:span text:style-name="Source_20_Text">ROLE_ADMIN</text:span>, <text:span text:style-name="Source_20_Text">ROLE_STAFF</text:span>, etc.</text:p>
      <text:h text:style-name="Heading_20_3" text:outline-level="3"><text:span text:style-name="Strong_20_Emphasis">Step 1: Install Security Bundle</text:span></text:h>
      <text:p text:style-name="Text_20_body">Usually in Symfony 6+, it’s installed already. But if not:</text:p>
      <text:p text:style-name="Standard"/>
      <text:p text:style-name="Standard">composer require symfony/security-bundle</text:p>
      <text:p text:style-name="Standard"/>
      <text:p text:style-name="Standard"/>
      <text:p text:style-name="Standard">Step 2: Create a User entity</text:p>
      <text:list xml:id="list3430569895" text:style-name="L1">
        <text:list-item>
          <text:p text:style-name="P4">Email or username as login.</text:p>
        </text:list-item>
      </text:list>
      <text:list xml:id="list128443885" text:style-name="L2">
        <text:list-item>
          <text:p text:style-name="P5">Enable password login.</text:p>
        </text:list-item>
      </text:list>
      <text:list xml:id="list2737003229" text:style-name="L3">
        <text:list-item>
          <text:p text:style-name="P6">Make it <text:span text:style-name="Strong_20_Emphasis"><text:span text:style-name="Source_20_Text">UserInterface</text:span></text:span> compliant.</text:p>
        </text:list-item>
      </text:list>
      <text:p text:style-name="Standard"/>
      <text:p text:style-name="Standard"/>
      <text:h text:style-name="Heading_20_3" text:outline-level="3"><text:soft-page-break/><text:span text:style-name="Strong_20_Emphasis">Step 3: Add roles field to User entity</text:span></text:h>
      <text:p text:style-name="Standard">// src/Entity/User.php</text:p>
      <text:p text:style-name="Standard"/>
      <text:p text:style-name="Standard">#[ORM\Column(type: 'json')]</text:p>
      <text:p text:style-name="Standard">private array $roles = [];</text:p>
      <text:p text:style-name="Standard"/>
      <text:p text:style-name="Standard">public function getRoles(): array</text:p>
      <text:p text:style-name="Standard">{</text:p>
      <text:p text:style-name="Standard"><text:s text:c="4"/>$roles = $this-&gt;roles;</text:p>
      <text:p text:style-name="Standard"><text:s text:c="4"/>// guarantee every user at least has ROLE_USER</text:p>
      <text:p text:style-name="Standard"><text:s text:c="4"/>$roles[] = 'ROLE_USER';</text:p>
      <text:p text:style-name="Standard"/>
      <text:p text:style-name="Standard"><text:s text:c="4"/>return array_unique($roles);</text:p>
      <text:p text:style-name="Standard">}</text:p>
      <text:p text:style-name="Standard"/>
      <text:p text:style-name="Standard">public function setRoles(array $roles): self</text:p>
      <text:p text:style-name="Standard">{</text:p>
      <text:p text:style-name="Standard"><text:s text:c="4"/>$this-&gt;roles = $roles;</text:p>
      <text:p text:style-name="Standard"/>
      <text:p text:style-name="Standard"><text:s text:c="4"/>return $this;</text:p>
      <text:p text:style-name="Standard">}</text:p>
      <text:list xml:id="list4111708579" text:style-name="L4">
        <text:list-item>
          <text:p text:style-name="P7">Example roles: <text:span text:style-name="Source_20_Text">ROLE_ADMIN</text:span>, <text:span text:style-name="Source_20_Text">ROLE_ADMISSIONS</text:span>, <text:span text:style-name="Source_20_Text">ROLE_EDITOR</text:span>, <text:span text:style-name="Source_20_Text">ROLE_USER</text:span>.</text:p>
        </text:list-item>
      </text:list>
      <text:p text:style-name="Horizontal_20_Line"/>
      <text:p text:style-name="Standard"/>
      <text:p text:style-name="Standard"/>
      <text:p text:style-name="Standard"/>
      <text:p text:style-name="Standard">Step 4: Configure security.yaml</text:p>
      <text:p text:style-name="Standard"># config/packages/security.yaml</text:p>
      <text:p text:style-name="Standard">security:</text:p>
      <text:p text:style-name="Standard"><text:s text:c="4"/>password_hashers:</text:p>
      <text:p text:style-name="Standard"><text:s text:c="8"/>App\Entity\User:</text:p>
      <text:p text:style-name="Standard"><text:s text:c="12"/>algorithm: auto</text:p>
      <text:p text:style-name="Standard"/>
      <text:p text:style-name="Standard"><text:s text:c="4"/>providers:</text:p>
      <text:p text:style-name="Standard"><text:soft-page-break/><text:s text:c="8"/>app_user_provider:</text:p>
      <text:p text:style-name="Standard"><text:s text:c="12"/>entity:</text:p>
      <text:p text:style-name="Standard"><text:s text:c="16"/>class: App\Entity\User</text:p>
      <text:p text:style-name="Standard"><text:s text:c="16"/>property: email</text:p>
      <text:p text:style-name="Standard"/>
      <text:p text:style-name="Standard"><text:s text:c="4"/>firewalls:</text:p>
      <text:p text:style-name="Standard"><text:s text:c="8"/>dev:</text:p>
      <text:p text:style-name="Standard"><text:s text:c="12"/>pattern: ^/(_(profiler|wdt)|css|images|js)/</text:p>
      <text:p text:style-name="Standard"><text:s text:c="12"/>security: false</text:p>
      <text:p text:style-name="Standard"/>
      <text:p text:style-name="Standard"><text:s text:c="8"/>main:</text:p>
      <text:p text:style-name="Standard"><text:s text:c="12"/>anonymous: true</text:p>
      <text:p text:style-name="Standard"><text:s text:c="12"/>provider: app_user_provider</text:p>
      <text:p text:style-name="Standard"><text:s text:c="12"/>form_login:</text:p>
      <text:p text:style-name="Standard"><text:s text:c="16"/>login_path: login</text:p>
      <text:p text:style-name="Standard"><text:s text:c="16"/>check_path: login</text:p>
      <text:p text:style-name="Standard"><text:s text:c="12"/>logout:</text:p>
      <text:p text:style-name="Standard"><text:s text:c="16"/>path: logout</text:p>
      <text:p text:style-name="Standard"><text:s text:c="16"/>target: /</text:p>
      <text:p text:style-name="Standard"/>
      <text:p text:style-name="Standard"><text:s text:c="4"/>access_control:</text:p>
      <text:p text:style-name="Standard"><text:s text:c="8"/># Admin-only pages</text:p>
      <text:p text:style-name="Standard"><text:s text:c="8"/>- { path: ^/admin, roles: ROLE_ADMIN }</text:p>
      <text:p text:style-name="Standard"><text:s text:c="8"/># Admissions pages</text:p>
      <text:p text:style-name="Standard"><text:s text:c="8"/>- { path: ^/admissions, roles: ROLE_ADMISSIONS }</text:p>
      <text:p text:style-name="Standard"><text:s text:c="8"/># Editors</text:p>
      <text:p text:style-name="Standard"><text:s text:c="8"/>- { path: ^/editor, roles: ROLE_EDITOR }</text:p>
      <text:p text:style-name="Standard"><text:s text:c="8"/># Everyone else (visitors)</text:p>
      <text:p text:style-name="Standard"><text:s text:c="8"/>- { path: ^/, roles: ROLE_USER }</text:p>
      <text:p text:style-name="Standard"/>
      <text:p text:style-name="Standard"/>
      <text:p text:style-name="Standard"/>
      <text:h text:style-name="Heading_20_3" text:outline-level="3"><text:span text:style-name="Strong_20_Emphasis">Step 5: Protect routes with roles</text:span></text:h>
      <text:p text:style-name="Text_20_body">In controllers:</text:p>
      <text:p text:style-name="Standard"><text:soft-page-break/>#[Route('/admin/dashboard', name: 'admin_dashboard')]</text:p>
      <text:p text:style-name="Standard">#[IsGranted('ROLE_ADMIN')]</text:p>
      <text:p text:style-name="Standard">public function dashboard(): Response</text:p>
      <text:p text:style-name="Standard">{</text:p>
      <text:p text:style-name="Standard"><text:s text:c="4"/>return $this-&gt;render('admin/dashboard.html.twig');</text:p>
      <text:p text:style-name="Standard">}</text:p>
      <text:p text:style-name="Standard">Or in Twig:</text:p>
      <text:p text:style-name="Standard">{% if is_granted('ROLE_ADMIN') %}</text:p>
      <text:p text:style-name="Standard"><text:s text:c="4"/>&lt;a href="{{ path('admin_dashboard') }}"&gt;Admin Dashboard&lt;/a&gt;</text:p>
      <text:p text:style-name="Standard">{% endif %}</text:p>
      <text:p text:style-name="Standard"/>
      <text:h text:style-name="Heading_20_3" text:outline-level="3"><text:span text:style-name="Strong_20_Emphasis">Step 6: Create a Role Management System (optional)</text:span></text:h>
      <text:list xml:id="list1129576147" text:style-name="L5">
        <text:list-item>
          <text:p text:style-name="P8">You can create a simple <text:span text:style-name="Strong_20_Emphasis">Admin panel</text:span> to assign roles to users.</text:p>
        </text:list-item>
        <text:list-item>
          <text:p text:style-name="P8">Roles are stored in the database in the <text:span text:style-name="Source_20_Text">roles</text:span> column (JSON array).</text:p>
        </text:list-item>
      </text:list>
      <text:p text:style-name="Horizontal_20_Line"/>
      <text:h text:style-name="Heading_20_2" text:outline-level="2"><text:span text:style-name="Strong_20_Emphasis">3️⃣ Suggested Flow for Your School Website</text:span></text:h>
      <text:list xml:id="list4164441147" text:style-name="L6">
        <text:list-item>
          <text:p text:style-name="P9"><text:span text:style-name="Strong_20_Emphasis">Admin</text:span> – full access.</text:p>
        </text:list-item>
        <text:list-item>
          <text:p text:style-name="P9"><text:span text:style-name="Strong_20_Emphasis">Admissions Officer</text:span> – manage forms and student inquiries.</text:p>
        </text:list-item>
        <text:list-item>
          <text:p text:style-name="P9"><text:span text:style-name="Strong_20_Emphasis">Content Editor</text:span> – manage news, gallery, academic pages.</text:p>
        </text:list-item>
        <text:list-item>
          <text:p text:style-name="P9"><text:span text:style-name="Strong_20_Emphasis">Faculty / Staff</text:span> – optional, maybe portal for schedules or internal docs.</text:p>
        </text:list-item>
        <text:list-item>
          <text:p text:style-name="P9"><text:span text:style-name="Strong_20_Emphasis">Visitor / Public</text:span> – just submit inquiries or browse pages.</text:p>
        </text:list-item>
      </text:list>
      <text:p text:style-name="Text_20_body">You <text:span text:style-name="Strong_20_Emphasis">don’t need too many roles</text:span> at the start. Keep it simple and add more as your site grows.</text:p>
      <text:p text:style-name="Horizontal_20_Line"/>
      <text:p text:style-name="Text_20_body">If you want, I can <text:span text:style-name="Strong_20_Emphasis">write a full Symfony user entity + migration + security.yaml</text:span> setup tailored for this school website, <text:span text:style-name="Strong_20_Emphasis">with roles like Admin, Admissions, Editor, Visitor</text:span>, ready to copy into your project.</text:p>
      <text:p text:style-name="Standard"/>
      <text:p text:style-name="Standard"><text:soft-page-break/></text:p>
      <text:p text:style-name="Standard">volo@HP:~/Documents/global-talent-school$ php bin/console make:user The name of the security user class (e.g. User) [User]: &gt; </text:p>
      <text:p text:style-name="Text_20_body">Perfect! Symfony is asking you for the <text:span text:style-name="Strong_20_Emphasis">name of the User entity class</text:span>. This will be the class representing users in your system.</text:p>
      <text:p text:style-name="Text_20_body">For your school website, a good choice is:</text:p>
      <text:p text:style-name="Standard">User</text:p>
      <text:p text:style-name="Standard">and press <text:span text:style-name="Strong_20_Emphasis">Enter</text:span>. </text:p>
      <text:p text:style-name="Standard"/>
      <text:p text:style-name="Standard"/>
      <text:p text:style-name="Standard"/>
      <text:p text:style-name="Text_20_body">Next, Symfony will ask you:</text:p>
      <text:list xml:id="list1326163061" text:style-name="L7">
        <text:list-item>
          <text:p text:style-name="P10"><text:span text:style-name="Strong_20_Emphasis">Do you want to store user data in the database?</text:span> → type <text:span text:style-name="Source_20_Text">yes</text:span>.</text:p>
        </text:list-item>
        <text:list-item>
          <text:p text:style-name="P10"><text:span text:style-name="Strong_20_Emphasis">Enter the property you want to use to login (email/username)</text:span> → type <text:span text:style-name="Source_20_Text">email</text:span>.</text:p>
        </text:list-item>
        <text:list-item>
          <text:p text:style-name="P10"><text:span text:style-name="Strong_20_Emphasis">Do you want to add a password?</text:span> → type <text:span text:style-name="Source_20_Text">yes</text:span>.</text:p>
        </text:list-item>
      </text:list>
      <text:p text:style-name="Text_20_body">After that, Symfony will generate the <text:span text:style-name="Strong_20_Emphasis">User entity</text:span> with basic login fields.</text:p>
      <text:p text:style-name="Text_20_body">Once we have that, we can <text:span text:style-name="Strong_20_Emphasis">add roles</text:span> and configure security.</text:p>
      <text:p text:style-name="Text_20_body">If you want, I can give you the <text:span text:style-name="Strong_20_Emphasis">exact step-by-step answers to all prompts</text:span> so your User entity is ready for <text:span text:style-name="Strong_20_Emphasis">Admin, Admissions, Editor, Visitor roles</text:span>.</text:p>
      <text:p text:style-name="Text_20_body">Do you want me to do that?</text:p>
      <text:p text:style-name="Standard"/>
      <text:p text:style-name="Standard"/>
      <text:p text:style-name="Standard"/>
      <text:p text:style-name="Standard"/>
      <text:h text:style-name="Heading_20_3" text:outline-level="3">1️⃣ Decide the roles for a school website</text:h>
      <text:p text:style-name="Text_20_body">For a school website like <text:span text:style-name="Strong_20_Emphasis">Global Talent School</text:span>, typical roles might be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Role</text:p>
            </table:table-cell>
            <table:table-cell table:style-name="Table2.A1" office:value-type="string">
              <text:p text:style-name="Table_20_Heading">Who</text:p>
            </table:table-cell>
            <table:table-cell table:style-name="Table2.A1" office:value-type="string">
              <text:p text:style-name="Table_20_Heading">Permission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ROLE_ADMIN</text:span></text:p>
          </table:table-cell>
          <table:table-cell table:style-name="Table2.A1" office:value-type="string">
            <text:p text:style-name="Table_20_Contents">School Administrator</text:p>
          </table:table-cell>
          <table:table-cell table:style-name="Table2.A1" office:value-type="string">
            <text:p text:style-name="Table_20_Contents">Full access: manage users, edit website content, settings.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Strong_20_Emphasis">ROLE_ADMISSIONS</text:span></text:p>
          </table:table-cell>
          <table:table-cell table:style-name="Table2.A1" office:value-type="string">
            <text:p text:style-name="Table_20_Contents">Admissions staff</text:p>
          </table:table-cell>
          <table:table-cell table:style-name="Table2.A1" office:value-type="string">
            <text:p text:style-name="Table_20_Contents">Can view and manage admissions forms and inquirie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OLE_FACULTY</text:span></text:p>
          </table:table-cell>
          <table:table-cell table:style-name="Table2.A1" office:value-type="string">
            <text:p text:style-name="Table_20_Contents">Teachers</text:p>
          </table:table-cell>
          <table:table-cell table:style-name="Table2.A1" office:value-type="string">
            <text:p text:style-name="Table_20_Contents">Can access class info, maybe update certain content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OLE_STUDENT</text:span></text:p>
          </table:table-cell>
          <table:table-cell table:style-name="Table2.A1" office:value-type="string">
            <text:p text:style-name="Table_20_Contents">Students</text:p>
          </table:table-cell>
          <table:table-cell table:style-name="Table2.A1" office:value-type="string">
            <text:p text:style-name="Table_20_Contents">Access to their profile, grades, etc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OLE_VISITOR</text:span></text:p>
          </table:table-cell>
          <table:table-cell table:style-name="Table2.A1" office:value-type="string">
            <text:p text:style-name="Table_20_Contents">Unauthenticated users</text:p>
          </table:table-cell>
          <table:table-cell table:style-name="Table2.A1" office:value-type="string">
            <text:p text:style-name="Table_20_Contents">Can browse public pages only.</text:p>
          </table:table-cell>
        </table:table-row>
      </table:table>
      <text:p text:style-name="Text_20_body">Optional: You can have <text:span text:style-name="Strong_20_Emphasis">ROLE_SUPER_ADMIN</text:span> for developer-level access if needed.</text:p>
      <text:p text:style-name="Horizontal_20_Line"/>
      <text:h text:style-name="Heading_20_3" text:outline-level="3">2️⃣ Adjust your <text:span text:style-name="Source_20_Text">security.yaml</text:span></text:h>
      <text:p text:style-name="Text_20_body">Right now, your <text:span text:style-name="Source_20_Text">role_hierarchy</text:span> looks good. Let’s simplify and make it school-specific:</text:p>
      <text:p text:style-name="Standard">security:</text:p>
      <text:p text:style-name="Standard"><text:s text:c="4"/>password_hashers:</text:p>
      <text:p text:style-name="Standard"><text:s text:c="8"/>Symfony\Component\Security\Core\User\PasswordAuthenticatedUserInterface: 'auto'</text:p>
      <text:p text:style-name="Standard"/>
      <text:p text:style-name="Standard"><text:s text:c="4"/>providers:</text:p>
      <text:p text:style-name="Standard"><text:s text:c="8"/>app_user_provider:</text:p>
      <text:p text:style-name="Standard"><text:s text:c="12"/>entity:</text:p>
      <text:p text:style-name="Standard"><text:s text:c="16"/>class: App\Entity\Users <text:s/># Make sure your User entity is 'Users'</text:p>
      <text:p text:style-name="Standard"><text:s text:c="16"/>property: email</text:p>
      <text:p text:style-name="Standard"/>
      <text:p text:style-name="Standard"><text:s text:c="4"/>firewalls:</text:p>
      <text:p text:style-name="Standard"><text:s text:c="8"/>dev:</text:p>
      <text:p text:style-name="Standard"><text:s text:c="12"/>pattern: ^/(_(profiler|wdt)|css|images|js)/</text:p>
      <text:p text:style-name="Standard"><text:s text:c="12"/>security: false</text:p>
      <text:p text:style-name="Standard"/>
      <text:p text:style-name="Standard"><text:s text:c="8"/>main:</text:p>
      <text:p text:style-name="Standard"><text:s text:c="12"/>lazy: true</text:p>
      <text:p text:style-name="Standard"><text:s text:c="12"/>provider: app_user_provider</text:p>
      <text:p text:style-name="Standard"><text:s text:c="12"/>custom_authenticator: App\Security\UsersAuthenticator</text:p>
      <text:p text:style-name="Standard"><text:s text:c="12"/>entry_point: App\Security\UsersAuthenticator</text:p>
      <text:p text:style-name="Standard"><text:s text:c="12"/>logout:</text:p>
      <text:p text:style-name="Standard"><text:s text:c="16"/>path: app_logout</text:p>
      <text:p text:style-name="Standard"><text:soft-page-break/><text:s text:c="16"/>target: app_home <text:s/># redirect to home after logout</text:p>
      <text:p text:style-name="Standard"><text:s text:c="12"/>remember_me:</text:p>
      <text:p text:style-name="Standard"><text:s text:c="16"/>secret: "%kernel.secret%"</text:p>
      <text:p text:style-name="Standard"><text:s text:c="16"/>lifetime: 604800</text:p>
      <text:p text:style-name="Standard"><text:s text:c="16"/>path: /</text:p>
      <text:p text:style-name="Standard"><text:s text:c="16"/>always_remember_me: true</text:p>
      <text:p text:style-name="Standard"/>
      <text:p text:style-name="Standard"><text:s text:c="4"/>access_control:</text:p>
      <text:p text:style-name="Standard"><text:s text:c="8"/># Only Admins can access /admin/*</text:p>
      <text:p text:style-name="Standard"><text:s text:c="8"/>- { path: ^/admin, roles: [ROLE_ADMIN] }</text:p>
      <text:p text:style-name="Standard"><text:s text:c="8"/># Admissions staff pages</text:p>
      <text:p text:style-name="Standard"><text:s text:c="8"/>- { path: ^/admissions/manage, roles: [ROLE_ADMISSIONS] }</text:p>
      <text:p text:style-name="Standard"><text:s text:c="8"/># Teachers can access /faculty/dashboard</text:p>
      <text:p text:style-name="Standard"><text:s text:c="8"/>- { path: ^/faculty, roles: [ROLE_FACULTY] }</text:p>
      <text:p text:style-name="Standard"><text:s text:c="8"/># Students can access /student/*</text:p>
      <text:p text:style-name="Standard"><text:s text:c="8"/>- { path: ^/student, roles: [ROLE_STUDENT] }</text:p>
      <text:p text:style-name="Standard"/>
      <text:p text:style-name="Standard"><text:s text:c="4"/>role_hierarchy:</text:p>
      <text:p text:style-name="Standard"><text:s text:c="8"/>ROLE_ADMISSIONS: ROLE_USER</text:p>
      <text:p text:style-name="Standard"><text:s text:c="8"/>ROLE_FACULTY: ROLE_USER</text:p>
      <text:p text:style-name="Standard"><text:s text:c="8"/>ROLE_STUDENT: ROLE_USER</text:p>
      <text:p text:style-name="Standard"><text:s text:c="8"/>ROLE_ADMIN:</text:p>
      <text:p text:style-name="Standard"><text:s text:c="12"/>- ROLE_ADMISSIONS</text:p>
      <text:p text:style-name="Standard"><text:s text:c="12"/>- ROLE_FACULTY</text:p>
      <text:p text:style-name="Standard"><text:s text:c="12"/>- ROLE_STUDENT</text:p>
      <text:p text:style-name="Standard"><text:s text:c="8"/>ROLE_SUPER_ADMIN: ROLE_ADMIN</text:p>
      <text:p text:style-name="Standard"/>
      <text:p text:style-name="Standard"/>
      <text:p text:style-name="Standard"/>
      <text:h text:style-name="Heading_20_3" text:outline-level="3">Update your <text:span text:style-name="Strong_20_Emphasis">User entity</text:span></text:h>
      <text:p text:style-name="Text_20_body">Make sure your <text:span text:style-name="Source_20_Text">Users</text:span> entity has a <text:span text:style-name="Source_20_Text">roles</text:span> field:</text:p>
      <text:p text:style-name="Standard">#[ORM\Column(type: "json")]</text:p>
      <text:p text:style-name="Standard">private array $roles = [];</text:p>
      <text:p text:style-name="Standard"/>
      <text:p text:style-name="Standard"><text:soft-page-break/>public function getRoles(): array</text:p>
      <text:p text:style-name="Standard">{</text:p>
      <text:p text:style-name="Standard"><text:s text:c="4"/>$roles = $this-&gt;roles;</text:p>
      <text:p text:style-name="Standard"><text:s text:c="4"/>// guarantee every user at least has ROLE_USER</text:p>
      <text:p text:style-name="Standard"><text:s text:c="4"/>$roles[] = 'ROLE_USER';</text:p>
      <text:p text:style-name="Standard"><text:s text:c="4"/>return array_unique($roles);</text:p>
      <text:p text:style-name="Standard">}</text:p>
      <text:p text:style-name="Standard"/>
      <text:p text:style-name="Standard">public function setRoles(array $roles): self</text:p>
      <text:p text:style-name="Standard">{</text:p>
      <text:p text:style-name="Standard"><text:s text:c="4"/>$this-&gt;roles = $roles;</text:p>
      <text:p text:style-name="Standard"><text:s text:c="4"/>return $this;</text:p>
      <text:p text:style-name="Standard">}</text:p>
      <text:p text:style-name="Standard"/>
      <text:p text:style-name="Standard"/>
      <text:h text:style-name="Heading_20_3" text:outline-level="3">Assigning roles in database</text:h>
      <text:p text:style-name="Text_20_body">You can do it manually via <text:span text:style-name="Strong_20_Emphasis">phpMyAdmin / Adminer</text:span> or programmatically:</text:p>
      <text:p text:style-name="Standard">$user-&gt;setRoles(['ROLE_ADMIN']);</text:p>
      <text:p text:style-name="Standard">$entityManager-&gt;persist($user);</text:p>
      <text:p text:style-name="Standard">$entityManager-&gt;flush();</text:p>
      <text:p text:style-name="Standard"/>
      <text:p text:style-name="Standard"/>
      <text:p text:style-name="Standard"/>
      <text:h text:style-name="Heading_20_3" text:outline-level="3">5️⃣ Optional: Role-based menu in Twig</text:h>
      <text:p text:style-name="Standard">{% if is_granted('ROLE_ADMIN') %}</text:p>
      <text:p text:style-name="Standard"><text:s text:c="4"/>&lt;li class="nav-item"&gt;&lt;a href="{{ path('admin_dashboard') }}"&gt;Admin Dashboard&lt;/a&gt;&lt;/li&gt;</text:p>
      <text:p text:style-name="Standard">{% endif %}</text:p>
      <text:p text:style-name="Standard">{% if is_granted('ROLE_ADMISSIONS') %}</text:p>
      <text:p text:style-name="Standard"><text:s text:c="4"/>&lt;li class="nav-item"&gt;&lt;a href="{{ path('admissions_manage') }}"&gt;Manage Admissions&lt;/a&gt;&lt;/li&gt;</text:p>
      <text:p text:style-name="Standard">{% endif %}</text:p>
      <text:p text:style-name="Standard"/>
      <text:p text:style-name="Standard"/>
      <text:p text:style-name="Standard"/>
      <text:p text:style-name="Text_20_body"><text:soft-page-break/><text:span text:style-name="Strong_20_Emphasis">Summary:</text:span></text:p>
      <text:list xml:id="list2444670381" text:style-name="L8">
        <text:list-item>
          <text:p text:style-name="P11">Roles for your school: <text:span text:style-name="Source_20_Text">ROLE_ADMIN</text:span>, <text:span text:style-name="Source_20_Text">ROLE_ADMISSIONS</text:span>, <text:span text:style-name="Source_20_Text">ROLE_FACULTY</text:span>, <text:span text:style-name="Source_20_Text">ROLE_STUDENT</text:span>, <text:span text:style-name="Source_20_Text">ROLE_VISITOR</text:span>.</text:p>
        </text:list-item>
        <text:list-item>
          <text:p text:style-name="P11">Configure <text:span text:style-name="Source_20_Text">role_hierarchy</text:span> in <text:span text:style-name="Source_20_Text">security.yaml</text:span>.</text:p>
        </text:list-item>
        <text:list-item>
          <text:p text:style-name="P11">Protect routes with <text:span text:style-name="Source_20_Text">access_control</text:span>.</text:p>
        </text:list-item>
        <text:list-item>
          <text:p text:style-name="P11">Add <text:span text:style-name="Source_20_Text">roles</text:span> field to <text:span text:style-name="Source_20_Text">Users</text:span> entity.</text:p>
        </text:list-item>
        <text:list-item>
          <text:p text:style-name="P11">Assign roles via database or admin interface.</text:p>
        </text:list-item>
        <text:list-item>
          <text:p text:style-name="P11">Optionally show/hide menu items based on roles in Twig.</text:p>
        </text:list-item>
      </text:list>
      <text:p text:style-name="Horizontal_20_Line"/>
      <text:p text:style-name="Text_20_body">I can also <text:span text:style-name="Strong_20_Emphasis">write a ready-to-use User fixture</text:span> for Symfony that creates an <text:span text:style-name="Strong_20_Emphasis">Admin, Admissions staff, and Teacher</text:span> user automatically, so you can test roles immediately.</text:p>
      <text:p text:style-name="Text_20_body">Do you want me to do that?</text:p>
      <text:p text:style-name="Standard"/>
      <text:p text:style-name="Standard"/>
      <text:p text:style-name="Standard"/>
      <text:p text:style-name="Standard">Here’s a <text:span text:style-name="Strong_20_Emphasis">full, corrected minimal security.yaml</text:span> for your school project:</text:p>
      <text:p text:style-name="Standard">security:</text:p>
      <text:p text:style-name="Standard"><text:s text:c="4"/>password_hashers:</text:p>
      <text:p text:style-name="Standard"><text:s text:c="8"/>Symfony\Component\Security\Core\User\PasswordAuthenticatedUserInterface: 'auto'</text:p>
      <text:p text:style-name="Standard"/>
      <text:p text:style-name="Standard"><text:s text:c="4"/>providers:</text:p>
      <text:p text:style-name="Standard"><text:s text:c="8"/>app_user_provider:</text:p>
      <text:p text:style-name="Standard"><text:s text:c="12"/>entity:</text:p>
      <text:p text:style-name="Standard"><text:s text:c="16"/>class: App\Entity\Users</text:p>
      <text:p text:style-name="Standard"><text:s text:c="16"/>property: email</text:p>
      <text:p text:style-name="Standard"/>
      <text:p text:style-name="Standard"><text:s text:c="4"/>firewalls:</text:p>
      <text:p text:style-name="Standard"><text:s text:c="8"/>dev:</text:p>
      <text:p text:style-name="Standard"><text:s text:c="12"/>pattern: ^/(_(profiler|wdt)|css|images|js)/</text:p>
      <text:p text:style-name="Standard"><text:s text:c="12"/>security: false</text:p>
      <text:p text:style-name="Standard"><text:soft-page-break/></text:p>
      <text:p text:style-name="Standard"><text:s text:c="8"/>main:</text:p>
      <text:p text:style-name="Standard"><text:s text:c="12"/>lazy: true</text:p>
      <text:p text:style-name="Standard"><text:s text:c="12"/>provider: app_user_provider</text:p>
      <text:p text:style-name="Standard"><text:s text:c="12"/>custom_authenticator: App\Security\UsersAuthenticator</text:p>
      <text:p text:style-name="Standard"><text:s text:c="12"/>entry_point: App\Security\UsersAuthenticator</text:p>
      <text:p text:style-name="Standard"><text:s text:c="12"/>logout:</text:p>
      <text:p text:style-name="Standard"><text:s text:c="16"/>path: app_logout</text:p>
      <text:p text:style-name="Standard"><text:s text:c="16"/>target: app_home</text:p>
      <text:p text:style-name="Standard"><text:s text:c="12"/>remember_me:</text:p>
      <text:p text:style-name="Standard"><text:s text:c="16"/>secret: "%kernel.secret%"</text:p>
      <text:p text:style-name="Standard"><text:s text:c="16"/>lifetime: 604800</text:p>
      <text:p text:style-name="Standard"><text:s text:c="16"/>path: /</text:p>
      <text:p text:style-name="Standard"><text:s text:c="16"/>always_remember_me: true</text:p>
      <text:p text:style-name="Standard"/>
      <text:p text:style-name="Standard"><text:s text:c="4"/>access_control:</text:p>
      <text:p text:style-name="Standard"><text:s text:c="8"/>- { path: ^/admin, roles: [ROLE_ADMIN] }</text:p>
      <text:p text:style-name="Standard"><text:s text:c="8"/>- { path: ^/admissions/manage, roles: [ROLE_ADMISSIONS] }</text:p>
      <text:p text:style-name="Standard"><text:s text:c="8"/>- { path: ^/faculty, roles: [ROLE_FACULTY] }</text:p>
      <text:p text:style-name="Standard"><text:s text:c="8"/>- { path: ^/student, roles: [ROLE_STUDENT] }</text:p>
      <text:p text:style-name="Standard"/>
      <text:p text:style-name="Standard"><text:s text:c="4"/>role_hierarchy:</text:p>
      <text:p text:style-name="Standard"><text:s text:c="8"/>ROLE_ADMISSIONS: ROLE_USER</text:p>
      <text:p text:style-name="Standard"><text:s text:c="8"/>ROLE_FACULTY: ROLE_USER</text:p>
      <text:p text:style-name="Standard"><text:s text:c="8"/>ROLE_STUDENT: ROLE_USER</text:p>
      <text:p text:style-name="Standard"><text:s text:c="8"/>ROLE_ADMIN:</text:p>
      <text:p text:style-name="Standard"><text:s text:c="12"/>- ROLE_ADMISSIONS</text:p>
      <text:p text:style-name="Standard"><text:s text:c="12"/>- ROLE_FACULTY</text:p>
      <text:p text:style-name="Standard"><text:s text:c="12"/>- ROLE_STUDENT</text:p>
      <text:p text:style-name="Standard"><text:s text:c="8"/>ROLE_SUPER_ADMIN: ROLE_ADMIN</text:p>
      <text:p text:style-name="Standard"/>
      <text:p text:style-name="Standard"/>
      <text:p text:style-name="Standard"/>
      <text:p text:style-name="Standard"/>
      <text:h text:style-name="Heading_20_2" text:outline-level="2"><text:soft-page-break/>Create the Authenticator</text:h>
      <text:p text:style-name="Text_20_body">Run the Symfony Maker command:</text:p>
      <text:p text:style-name="Standard">php bin/console make:auth</text:p>
      <text:list xml:id="list4238811618" text:style-name="L9">
        <text:list-item>
          <text:p text:style-name="P12">Choose <text:span text:style-name="Strong_20_Emphasis">Login Form Authenticator</text:span>.</text:p>
        </text:list-item>
      </text:list>
      <text:list xml:id="list1603096482" text:style-name="L10">
        <text:list-item>
          <text:p text:style-name="P13">Enter the class name: <text:span text:style-name="Source_20_Text">UsersAuthenticator</text:span> (so it matches your firewall).</text:p>
        </text:list-item>
      </text:list>
      <text:list xml:id="list2597113651" text:style-name="L11">
        <text:list-item>
          <text:p text:style-name="P14">Choose your <text:span text:style-name="Strong_20_Emphasis">User entity</text:span> (<text:span text:style-name="Source_20_Text">User</text:span> or <text:span text:style-name="Source_20_Text">Users</text:span>).</text:p>
        </text:list-item>
      </text:list>
      <text:list xml:id="list972183943" text:style-name="L12">
        <text:list-item>
          <text:p text:style-name="P15">Symfony will generate:</text:p>
        </text:list-item>
      </text:list>
      <text:p text:style-name="Standard">src/Security/UsersAuthenticator.php</text:p>
      <text:p text:style-name="Standard"/>
      <text:p text:style-name="Text_20_body">Here’s what each question means in your context for generating the authenticator:</text:p>
      <text:p text:style-name="Horizontal_20_Line"/>
      <text:h text:style-name="Heading_20_3" text:outline-level="3">1️⃣ <text:span text:style-name="Source_20_Text">Do you want to generate a '/logout' URL?</text:span></text:h>
      <text:list xml:id="list3847422332" text:style-name="L13">
        <text:list-item>
          <text:p text:style-name="P16"><text:span text:style-name="Strong_20_Emphasis">Yes</text:span> ✅<text:line-break/>This will automatically create a route <text:span text:style-name="Source_20_Text">/logout</text:span> for logging users out.<text:line-break/>You almost always want this for a school website, so select <text:span text:style-name="Strong_20_Emphasis">yes</text:span>.</text:p>
        </text:list-item>
      </text:list>
      <text:p text:style-name="Horizontal_20_Line"/>
      <text:h text:style-name="Heading_20_3" text:outline-level="3">2️⃣ <text:span text:style-name="Source_20_Text">Do you want to support remember me?</text:span></text:h>
      <text:list xml:id="list83600449" text:style-name="L14">
        <text:list-item>
          <text:p text:style-name="P17"><text:span text:style-name="Strong_20_Emphasis">Yes</text:span> ✅ if you want users to stay logged in even after closing the browser (e.g., teachers, admins).</text:p>
        </text:list-item>
        <text:list-item>
          <text:p text:style-name="P17"><text:span text:style-name="Strong_20_Emphasis">No</text:span> if you want them to log in every time.</text:p>
        </text:list-item>
      </text:list>
      <text:p text:style-name="Text_20_body">For a school admin panel or teacher portal, usually <text:span text:style-name="Strong_20_Emphasis">yes</text:span>.</text:p>
      <text:p text:style-name="Horizontal_20_Line"/>
      <text:h text:style-name="Heading_20_3" text:outline-level="3"><text:soft-page-break/>3️⃣ <text:span text:style-name="Source_20_Text">How should remember me be activated?</text:span></text:h>
      <text:list xml:id="list985121925" text:style-name="L15">
        <text:list-item>
          <text:p text:style-name="P18"><text:span text:style-name="Strong_20_Emphasis">Activate when the user checks a box</text:span> 🟢</text:p>
          <text:list>
            <text:list-item>
              <text:p text:style-name="P18">Users see a "Remember Me" checkbox on login.</text:p>
            </text:list-item>
          </text:list>
        </text:list-item>
        <text:list-item>
          <text:p text:style-name="P18"><text:span text:style-name="Strong_20_Emphasis">Always activate remember me</text:span> 🔵</text:p>
          <text:list>
            <text:list-item>
              <text:p text:style-name="P18">Automatically keeps users logged in, no checkbox.</text:p>
            </text:list-item>
          </text:list>
        </text:list-item>
      </text:list>
      <text:p text:style-name="Text_20_body">For a school system, I recommend <text:span text:style-name="Strong_20_Emphasis">[0] Activate when the user checks a box</text:span>.<text:line-break/>It’s more secure and expected by users.</text:p>
      <text:p text:style-name="Horizontal_20_Line"/>
      <text:p text:style-name="Text_20_body">✅ So your selections would be:</text:p>
      <text:list xml:id="list4155126376" text:style-name="L16">
        <text:list-item>
          <text:p text:style-name="P19"><text:span text:style-name="Strong_20_Emphasis">Yes</text:span> – generate <text:span text:style-name="Source_20_Text">/logout</text:span></text:p>
        </text:list-item>
        <text:list-item>
          <text:p text:style-name="P19"><text:span text:style-name="Strong_20_Emphasis">Yes</text:span> – support remember me</text:p>
        </text:list-item>
        <text:list-item>
          <text:p text:style-name="P19"><text:span text:style-name="Strong_20_Emphasis">0</text:span> – activate only when user checks a box</text:p>
        </text:list-item>
      </text:list>
      <text:p text:style-name="Horizontal_20_Line"/>
      <text:p text:style-name="Text_20_body">After this, Symfony will generate your <text:span text:style-name="Strong_20_Emphasis">UsersAuthenticator</text:span> with logout and remember-me support configured.</text:p>
      <text:p text:style-name="Text_20_body">If you want, I can <text:span text:style-name="Strong_20_Emphasis">give you the full ready-to-use </text:span><text:span text:style-name="Strong_20_Emphasis"><text:span text:style-name="Source_20_Text">security.yaml</text:span></text:span><text:span text:style-name="Strong_20_Emphasis"> for your school website</text:span> that supports multiple roles like Admin, Teacher, Admissions, and Student. This will save you a lot of manual tweaking.</text:p>
      <text:p text:style-name="Text_20_body">Do you want me to do that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2️⃣ Check the generated file</text:h>
      <text:p text:style-name="Text_20_body">You should now have a file like:</text:p>
      <text:p text:style-name="Standard">namespace App\Security;</text:p>
      <text:p text:style-name="Standard"/>
      <text:p text:style-name="Standard">use Symfony\Component\Security\Http\Authenticator\AbstractLoginFormAuthenticator;</text:p>
      <text:p text:style-name="Standard">use Symfony\Component\Security\Http\Authenticator\Passport\Passport;</text:p>
      <text:p text:style-name="Standard">use Symfony\Component\Security\Http\Authenticator\Passport\Badge\RememberMeBadge;</text:p>
      <text:p text:style-name="Standard">use Symfony\Component\Security\Http\Authenticator\Passport\Badge\CsrfTokenBadge;</text:p>
      <text:p text:style-name="Standard">use Symfony\Component\Security\Http\Authenticator\Passport\Credentials\PasswordCredentials;</text:p>
      <text:p text:style-name="Standard">use Symfony\Component\Security\Http\Authenticator\Passport\PassportInterface;</text:p>
      <text:p text:style-name="Standard">use Symfony\Component\Security\Http\Util\TargetPathTrait;</text:p>
      <text:p text:style-name="Standard">use Symfony\Component\HttpFoundation\Request;</text:p>
      <text:p text:style-name="Standard">use Symfony\Component\HttpFoundation\Response;</text:p>
      <text:p text:style-name="Standard">use Symfony\Component\Routing\RouterInterface;</text:p>
      <text:p text:style-name="Standard">use Symfony\Component\Security\Core\User\UserProviderInterface;</text:p>
      <text:p text:style-name="Standard"/>
      <text:p text:style-name="Standard">class UsersAuthenticator extends AbstractLoginFormAuthenticator</text:p>
      <text:p text:style-name="Standard">{</text:p>
      <text:p text:style-name="Standard"><text:s text:c="4"/>use TargetPathTrait;</text:p>
      <text:p text:style-name="Standard"/>
      <text:p text:style-name="Standard"><text:s text:c="4"/>private $router;</text:p>
      <text:p text:style-name="Standard"/>
      <text:p text:style-name="Standard"><text:s text:c="4"/>public function __construct(RouterInterface $router)</text:p>
      <text:p text:style-name="Standard"><text:s text:c="4"/>{</text:p>
      <text:p text:style-name="Standard"><text:s text:c="8"/>$this-&gt;router = $router;</text:p>
      <text:p text:style-name="Standard"><text:s text:c="4"/>}</text:p>
      <text:p text:style-name="Standard"/>
      <text:p text:style-name="Standard"><text:s text:c="4"/>public function authenticate(Request $request): PassportInterface</text:p>
      <text:p text:style-name="Standard"><text:s text:c="4"/>{</text:p>
      <text:p text:style-name="Standard"><text:s text:c="8"/>$email = $request-&gt;request-&gt;get('email', '');</text:p>
      <text:p text:style-name="Standard"><text:s text:c="8"/>$request-&gt;getSession()-&gt;set(Security::LAST_USERNAME, $email);</text:p>
      <text:p text:style-name="Standard"/>
      <text:p text:style-name="Standard"><text:s text:c="8"/>return new Passport(</text:p>
      <text:p text:style-name="Standard"><text:s text:c="12"/>new UserBadge($email),</text:p>
      <text:p text:style-name="Standard"><text:soft-page-break/><text:s text:c="12"/>new PasswordCredentials($request-&gt;request-&gt;get('password', '')),</text:p>
      <text:p text:style-name="Standard"><text:s text:c="12"/>[</text:p>
      <text:p text:style-name="Standard"><text:s text:c="16"/>new CsrfTokenBadge('authenticate', $request-&gt;request-&gt;get('_csrf_token')),</text:p>
      <text:p text:style-name="Standard"><text:s text:c="16"/>new RememberMeBadge(),</text:p>
      <text:p text:style-name="Standard"><text:s text:c="12"/>]</text:p>
      <text:p text:style-name="Standard"><text:s text:c="8"/>);</text:p>
      <text:p text:style-name="Standard"><text:s text:c="4"/>}</text:p>
      <text:p text:style-name="Standard"/>
      <text:p text:style-name="Standard"><text:s text:c="4"/>public function onAuthenticationSuccess(Request $request, TokenInterface $token, string $firewallName): ?Response</text:p>
      <text:p text:style-name="Standard"><text:s text:c="4"/>{</text:p>
      <text:p text:style-name="Standard"><text:s text:c="8"/>if ($targetPath = $this-&gt;getTargetPath($request-&gt;getSession(), $firewallName)) {</text:p>
      <text:p text:style-name="Standard"><text:s text:c="12"/>return new RedirectResponse($targetPath);</text:p>
      <text:p text:style-name="Standard"><text:s text:c="8"/>}</text:p>
      <text:p text:style-name="Standard"/>
      <text:p text:style-name="Standard"><text:s text:c="8"/>return new RedirectResponse($this-&gt;router-&gt;generate('app_home'));</text:p>
      <text:p text:style-name="Standard"><text:s text:c="4"/>}</text:p>
      <text:p text:style-name="Standard"/>
      <text:p text:style-name="Standard"><text:s text:c="4"/>protected function getLoginUrl(Request $request): string</text:p>
      <text:p text:style-name="Standard"><text:s text:c="4"/>{</text:p>
      <text:p text:style-name="Standard"><text:s text:c="8"/>return $this-&gt;router-&gt;generate('app_login');</text:p>
      <text:p text:style-name="Standard"><text:s text:c="4"/>}</text:p>
      <text:p text:style-name="Standard">}</text:p>
      <text:p text:style-name="Standard"/>
      <text:p text:style-name="Standard"/>
      <text:p text:style-name="Standard"/>
      <text:h text:style-name="Heading_20_2" text:outline-level="2">Update <text:span text:style-name="Source_20_Text">security.yaml</text:span></text:h>
      <text:p text:style-name="Text_20_body">Make sure your firewall matches the authenticator:</text:p>
      <text:p text:style-name="Standard">main:</text:p>
      <text:p text:style-name="Standard"><text:s text:c="4"/>lazy: true</text:p>
      <text:p text:style-name="Standard"><text:s text:c="4"/>provider: app_user_provider</text:p>
      <text:p text:style-name="Standard"><text:s text:c="4"/>custom_authenticator: App\Security\UsersAuthenticator</text:p>
      <text:p text:style-name="Standard"><text:s text:c="4"/>entry_point: App\Security\UsersAuthenticator</text:p>
      <text:p text:style-name="Standard"><text:s text:c="4"/>logout:</text:p>
      <text:p text:style-name="Standard"><text:soft-page-break/><text:s text:c="8"/>path: app_logout</text:p>
      <text:p text:style-name="Standard"><text:s text:c="8"/>target: app_home</text:p>
      <text:p text:style-name="Standard"><text:s text:c="4"/>remember_me:</text:p>
      <text:p text:style-name="Standard"><text:s text:c="8"/>secret: "%kernel.secret%"</text:p>
      <text:p text:style-name="Standard"><text:s text:c="8"/>lifetime: 604800</text:p>
      <text:p text:style-name="Standard"><text:s text:c="8"/>path: /</text:p>
      <text:p text:style-name="Standard"><text:s text:c="8"/>always_remember_me: true</text:p>
      <text:p text:style-name="Standard"/>
      <text:p text:style-name="Standard"/>
      <text:p text:style-name="Standard">*****************************</text:p>
      <text:p text:style-name="Standard"/>
      <text:p text:style-name="Standard"/>
      <text:p text:style-name="Standard">composer require --dev doctrine/doctrine-fixtures-bundle</text:p>
      <text:p text:style-name="Standard"/>
      <text:p text:style-name="Standard"/>
      <text:p text:style-name="Standard">php bin/console make:fixture UserFixtur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font-mono" svg:font-family="'var font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01:51:50.274200465</meta:creation-date>
    <dc:date>2026-02-14T19:58:33.427455005</dc:date>
    <meta:editing-duration>PT47M37S</meta:editing-duration>
    <meta:editing-cycles>3</meta:editing-cycles>
    <meta:generator>LibreOffice/7.3.7.2$Linux_X86_64 LibreOffice_project/30$Build-2</meta:generator>
    <meta:document-statistic meta:table-count="2" meta:image-count="0" meta:object-count="0" meta:page-count="19" meta:paragraph-count="432" meta:word-count="1863" meta:character-count="16215" meta:non-whitespace-character-count="13249"/>
  </office:meta>
</office:document-meta>
</file>